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66" draw:textarea-horizontal-align="justify" draw:textarea-vertical-align="bottom" draw:auto-grow-height="false" fo:min-height="1.55cm" fo:min-width="1.2cm"/>
    </style:style>
    <style:style style:name="gr2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draw:stroke="dash" draw:stroke-dash="Fine_20_Dashed"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4" style:family="graphic" style:parent-style-name="objectwithoutfill">
      <style:graphic-properties draw:stroke="dash" draw:stroke-dash="Ultrafine_20_Dashed" svg:stroke-width="0cm" draw:marker-start-width="0.2cm" draw:marker-end-width="0.2cm" draw:fill="none" draw:textarea-vertical-align="middle" fo:padding-top="0.125cm" fo:padding-bottom="0.125cm" fo:padding-left="0.25cm" fo:padding-right="0.25cm"/>
    </style:style>
    <style:style style:name="gr5" style:family="graphic" style:parent-style-name="objectwithoutfill">
      <style:graphic-properties draw:stroke="solid" draw:stroke-dash="Fine_20_Dotted" svg:stroke-width="0cm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6" style:family="graphic" style:parent-style-name="standard">
      <style:graphic-properties draw:stroke="none" svg:stroke-color="#000000" draw:fill="none" draw:fill-color="#ffffff" fo:min-height="0.75cm"/>
    </style:style>
    <style:style style:name="gr7" style:family="graphic" style:parent-style-name="standard">
      <style:graphic-properties draw:stroke="none" draw:fill="none" fo:min-height="0.497cm"/>
    </style:style>
    <style:style style:name="P1" style:family="paragraph">
      <loext:graphic-properties draw:fill-color="#ffff66"/>
      <style:paragraph-properties fo:text-align="center"/>
      <style:text-properties fo:font-size="14pt" style:font-size-asian="14pt" style:font-size-complex="14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12pt" style:font-size-asian="12pt" style:font-size-complex="12pt"/>
    </style:style>
    <style:style style:name="P4" style:family="paragraph"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1.7cm" svg:height="1.8cm" svg:x="1.5cm" svg:y="7.3cm">
          <text:p text:style-name="P4"><text:span text:style-name="T2"/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2.3cm" svg:y1="8.281cm" svg:x2="9.6cm" svg:y2="1.681cm">
          <text:p/>
        </draw:line>
        <draw:line draw:style-name="gr3" draw:text-style-name="P2" draw:layer="layout" svg:x1="2.2cm" svg:y1="1.681cm" svg:x2="9.6cm" svg:y2="1.681cm">
          <text:p/>
        </draw:line>
        <draw:line draw:style-name="gr4" draw:text-style-name="P2" draw:layer="layout" svg:x1="9.6cm" svg:y1="8.181cm" svg:x2="9.6cm" svg:y2="1.681cm">
          <text:p/>
        </draw:line>
        <draw:line draw:style-name="gr5" draw:text-style-name="P2" draw:layer="layout" svg:x1="2.25cm" svg:y1="8.281cm" svg:x2="9.6cm" svg:y2="8.181cm">
          <text:p/>
        </draw:line>
        <draw:line draw:style-name="gr5" draw:text-style-name="P2" draw:layer="layout" svg:x1="2.249cm" svg:y1="8.337cm" svg:x2="2.3cm" svg:y2="1.681cm">
          <text:p/>
        </draw:line>
        <draw:frame draw:style-name="gr6" draw:text-style-name="P3" draw:layer="layout" svg:width="5.7cm" svg:height="1cm" svg:x="0.4cm" svg:y="0.8cm">
          <draw:text-box>
            <text:p><text:span text:style-name="T1">velocity.y (</text:span><text:span text:style-name="T1">縦方向の速度</text:span><text:span text:style-name="T1">)</text:span></text:p>
          </draw:text-box>
        </draw:frame>
        <draw:frame draw:style-name="gr6" draw:text-style-name="P3" draw:layer="layout" svg:width="5.7cm" svg:height="1cm" svg:x="6.6cm" svg:y="8.4cm">
          <draw:text-box>
            <text:p><text:span text:style-name="T1">velocity.x (</text:span><text:span text:style-name="T1">横方向の速度</text:span><text:span text:style-name="T1">)</text:span></text:p>
          </draw:text-box>
        </draw:frame>
        <draw:frame draw:style-name="gr6" draw:text-style-name="P3" draw:layer="layout" svg:width="3.3cm" svg:height="1cm" svg:x="8.4cm" svg:y="0.8cm">
          <draw:text-box>
            <text:p><text:span text:style-name="T1">velocity (</text:span><text:span text:style-name="T1">速度</text:span><text:span text:style-name="T1">)</text:span></text:p>
          </draw:text-box>
        </draw:frame>
        <draw:frame draw:style-name="gr7" draw:text-style-name="P2" draw:layer="layout" svg:width="2.957cm" svg:height="0.747cm" svg:x="0.943cm" svg:y="9.1cm">
          <draw:text-box>
            <text:p text:style-name="P4"><text:span text:style-name="T2">オブジェクト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6-06-25T19:01:28</meta:creation-date>
    <dc:date>2017-09-01T18:32:52.595906552</dc:date>
    <meta:editing-duration>PT12M12S</meta:editing-duration>
    <meta:editing-cycles>4</meta:editing-cycles>
    <meta:generator>LibreOffice/5.1.6.2$Linux_X86_64 LibreOffice_project/10m0$Build-2</meta:generator>
    <meta:document-statistic meta:object-count="10"/>
  </office:meta>
</office:document-meta>
</file>